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8ba5f" officeooo:paragraph-rsid="0028ba5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ca666" officeooo:paragraph-rsid="002ca666" style:font-name-complex="Times New Roman"/>
    </style:style>
    <style:style style:name="P11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2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3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4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text-properties fo:font-weight="bold" style:font-weight-asian="bold" style:font-name-complex="Arial" style:font-size-complex="12pt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19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1" style:family="paragraph" style:parent-style-name="Standard">
      <style:text-properties fo:color="#0000ff" style:font-name="Times New Roman" officeooo:rsid="002aa356" officeooo:paragraph-rsid="002aa356" style:font-name-complex="Times New Roman" style:font-size-complex="12pt"/>
    </style:style>
    <style:style style:name="P22" style:family="paragraph" style:parent-style-name="Standard">
      <style:text-properties fo:color="#0000ff" style:font-name="Times New Roman" officeooo:rsid="002ca666" officeooo:paragraph-rsid="002ca666" style:font-name-complex="Arial" style:font-size-complex="12pt"/>
    </style:style>
    <style:style style:name="P23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2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2ae88"/>
    </style:style>
    <style:style style:name="T20" style:family="text">
      <style:text-properties officeooo:rsid="00343630"/>
    </style:style>
    <style:style style:name="T21" style:family="text">
      <style:text-properties officeooo:rsid="0035a72c"/>
    </style:style>
    <style:style style:name="T22" style:family="text">
      <style:text-properties officeooo:rsid="0036003f"/>
    </style:style>
    <style:style style:name="T23" style:family="text">
      <style:text-properties officeooo:rsid="00366b21"/>
    </style:style>
    <style:style style:name="T24" style:family="text">
      <style:text-properties officeooo:rsid="0036988d"/>
    </style:style>
    <style:style style:name="T25" style:family="text">
      <style:text-properties officeooo:rsid="003741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6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595_911588404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599_911588404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07_911588404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615_911588404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623_911588404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631_911588404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639_911588404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647_911588404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659_911588404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><text:span text:style-name="T14">Specificirajte nivo testiranja koje pokriva </text:span>test case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4">Datum testiranja</text:span>:</text:p>
          </table:table-cell>
          <table:table-cell table:style-name="Table1.B3" office:value-type="string">
            <text:p text:style-name="P7">mm/dd/yy</text:p>
          </table:table-cell>
          <table:table-cell table:style-name="Table1.A2" office:value-type="string">
            <text:p text:style-name="P15"><text:span text:style-name="T14">Sistemsko vreme (ako ima bilo kakve veze)</text:span>:</text:p>
          </table:table-cell>
          <table:table-cell table:style-name="Table1.D3" office:value-type="string">
            <text:p text:style-name="P7">mm/dd/yy</text:p>
          </table:table-cell>
        </table:table-row>
        <table:table-row table:style-name="Table1.1">
          <table:table-cell table:style-name="Table1.A2" office:value-type="string">
            <text:p text:style-name="P15">Tester:</text:p>
          </table:table-cell>
          <table:table-cell table:style-name="Table1.B4" office:value-type="string">
            <text:p text:style-name="P8">Jedno ili više imena ljudi koji vrše testiranje</text:p>
          </table:table-cell>
          <table:table-cell table:style-name="Table1.A2" office:value-type="string">
            <text:p text:style-name="P15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21">Jedinstven broj test case-a</text:p>
          </table:table-cell>
        </table:table-row>
        <table:table-row table:style-name="Table1.1">
          <table:table-cell table:style-name="Table1.A2" office:value-type="string">
            <text:p text:style-name="P15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9">Kratak opis funkcionalnosti koja se testira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Re<text:span text:style-name="T15">zultati</text:span>:</text:p>
          </table:table-cell>
          <table:table-cell table:style-name="Table1.B6" office:value-type="string">
            <text:p text:style-name="Standard"><field:fieldmark text:name="__Fieldmark__725_911588404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733_911588404" field:type="vnd.oasis.opendocument.field.FORMCHECKBOX"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5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17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22">Identifikujte zahtev i unesite jedinstveni broj/oznaku zahteva koji se testir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7">Uloge i odgovornosti</text:span>:</text:p>
          </table:table-cell>
          <table:table-cell table:style-name="Table1.B9" table:number-columns-spanned="3" office:value-type="string">
            <text:p text:style-name="P10">Navedite sve učesnike na projektu I naručioce koji su odgovorni da obezbede potrebne stvari za izvođenje test case-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7">Procedura za podešavanje</text:span>:</text:p>
          </table:table-cell>
          <table:table-cell table:style-name="Table1.B10" table:number-columns-spanned="3" office:value-type="string">
            <text:p text:style-name="P23">Opišite niz koraka koje je potrebno preduzeti radi podešavanja potrebnih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7">Procedura za zaustavljanje</text:span>:</text:p>
          </table:table-cell>
          <table:table-cell table:style-name="Table1.B11" table:number-columns-spanned="3" office:value-type="string">
            <text:p text:style-name="P11">Opišite niz akcija potrebnih za zaustavljanj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8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Hardware:</text:p>
          </table:table-cell>
          <table:table-cell table:style-name="Table1.B13" table:number-columns-spanned="3" office:value-type="string">
            <text:p text:style-name="P11">Identifikujte i specificirajte hardware potreban za izvršavanje testa.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5">Software:</text:p>
          </table:table-cell>
          <table:table-cell table:style-name="Table1.B14" table:number-columns-spanned="3" office:value-type="string">
            <text:p text:style-name="P12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18">Proceduralni zahtevi</text:span>:</text:p>
          </table:table-cell>
          <table:table-cell table:style-name="Table1.B15" table:number-columns-spanned="3" office:value-type="string">
            <text:p text:style-name="P13">Navedite sva ograničenja na procedure koje se izvode a koja je neophodno ispoštovati radi izvršenja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6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20">Osobine i delovi</text:span>:</text:p>
          </table:table-cell>
          <table:table-cell table:style-name="Table1.B17" table:number-columns-spanned="3" office:value-type="string">
            <text:p text:style-name="P5"><text:span text:style-name="T19">Identifikujte sve delove i osobine koje su ispitivane ovim testom</text:span>. <text:span text:style-name="T19">Grupišite test case-ove u logičke celine koje testiraju logički srodne delove i osobine</text:span>. <text:span text:style-name="T19">Za svaki deo i testiranu osobinu potrebno je navesti za koji tačno zahtev iz specifikacije je to vezano</text:span>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pecifikacija</text:p>
            <text:p text:style-name="P19"><text:span text:style-name="T21">ulaza</text:span>:</text:p>
          </table:table-cell>
          <table:table-cell table:style-name="Table1.B18" table:number-columns-spanned="3" office:value-type="string">
            <text:p text:style-name="P5"><text:span text:style-name="T20">Definišite svaki ulaz potreban za izvršavanje testa i naglasite eventualne veze (odnose) između tih ulaza</text:span>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22">Koraci procedure</text:span>:</text:p>
          </table:table-cell>
          <table:table-cell table:style-name="Table1.B19" table:number-columns-spanned="3" office:value-type="string">
            <text:p text:style-name="P5"><text:span text:style-name="T21">Opišite niz koraka potreban da bi se pripremio i izvršio test</text:span>. <text:span text:style-name="T21">Obezbedite detaljne procedure za svaki test case</text:span>. <text:span text:style-name="T21">Objasnite precizno i detaljno kako se svaki test case izvršava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23">Očekivani reziltati testa</text:span>:</text:p>
          </table:table-cell>
          <table:table-cell table:style-name="Table1.B20" table:number-columns-spanned="3" office:value-type="string">
            <text:p text:style-name="P5"><text:span text:style-name="T22">Opišite izlaz koji se očekuje od test case-a.</text:span> <text:span text:style-name="T22">Precizno specificirajte kriterijum koji se koristi da bi se odredilo da li je test “prošao” ili “pao”</text:span>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0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<text:span text:style-name="T24">Specifikacija izlaza</text:span>:</text:p>
          </table:table-cell>
          <table:table-cell table:style-name="Table1.B22" table:number-columns-spanned="3" office:value-type="string">
            <text:p text:style-name="P5"><text:span text:style-name="T25">Definišite sve izlazi i navedite njihove očekivane izlaze.</text:span> <text:span text:style-name="T25">Snimajte i opisujte izlaze koji se mogu vizuelno primetiti dok izvršavate testove</text:span>. <text:span text:style-name="T25">Pripremite opipljive dokaze o izlazima, npr. printove ekrana</text:span>. <text:span text:style-name="T25">Opišite konačan rezultat izvršavanja u zaključku</text:span>. <text:span text:style-name="T25">Jasno naglasite da li je test prošao ili je pao</text:span> <text:span text:style-name="T25">i ukažite na konkretne razlike između onoga što se očekuje i onoga što je sistem zaista dao kao izlaz</text:span>.</text:p>
          </table:table-cell>
          <table:covered-table-cell/>
          <table:covered-table-cell/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6-04-18T17:07:10.105111556</dc:date>
    <meta:editing-cycles>30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2" meta:paragraph-count="53" meta:word-count="415" meta:character-count="2890" meta:non-whitespace-character-count="2466"/>
  </office:meta>
</office:document-meta>
</file>